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1T22:57:28.87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1.3$Windows_X86_64 LibreOffice_project/a69ca51ded25f3eefd52d7bf9a5fad8c90b87951</meta:generator>
  </office:meta>
</office:document-meta>
</file>